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맑은고딕" svg:font-family="맑은고딕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6666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맑은고딕" fo:font-size="16pt" style:font-name-asian="맑은고딕" style:font-size-asian="16pt" style:font-size-complex="16pt"/>
    </style:style>
    <style:style style:name="T1" style:family="text">
      <style:text-properties style:font-name="맑은고딕" fo:font-size="16pt" style:font-name-asian="맑은고딕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654cm" svg:height="1.143cm" svg:x="1.208cm" svg:y="3.259cm">
          <text:p/>
          <draw:enhanced-geometry svg:viewBox="0 0 21600 21600" draw:text-areas="0 ?f0 ?f5 ?f2" draw:type="right-arrow" draw:modifiers="21127.5778422873 6438.4615384615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3.168cm" svg:height="1.651cm" svg:x="1.476cm" svg:y="2.951cm">
          <text:p text:style-name="P2"><text:span text:style-name="T1">이벤트</text:span></text:p>
          <text:p text:style-name="P2"><text:span text:style-name="T1">발생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169cm" svg:height="1.651cm" svg:x="5.055cm" svg:y="2.951cm">
          <text:p text:style-name="P2"><text:span text:style-name="T1">수집기</text:span></text:p>
          <text:p text:style-name="P2"><text:span text:style-name="T1">작동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168cm" svg:height="1.651cm" svg:x="8.635cm" svg:y="2.951cm">
          <text:p text:style-name="P2"><text:span text:style-name="T1">대용량 자료</text:span></text:p>
          <text:p text:style-name="P2"><text:span text:style-name="T1">저장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169cm" svg:height="1.651cm" svg:x="12.105cm" svg:y="2.951cm">
          <text:p text:style-name="P2"><text:span text:style-name="T1">배치</text:span></text:p>
          <text:p text:style-name="P2"><text:span text:style-name="T1">처리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168cm" svg:height="1.651cm" svg:x="15.685cm" svg:y="2.951cm">
          <text:p text:style-name="P2"><text:span text:style-name="T1">분산 문서</text:span></text:p>
          <text:p text:style-name="P2"><text:span text:style-name="T1">저장소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168cm" svg:height="1.651cm" svg:x="19.156cm" svg:y="2.951cm">
          <text:p text:style-name="P2"><text:span text:style-name="T1">응용프로그램</text:span></text:p>
          <text:p text:style-name="P2"><text:span text:style-name="T1">서버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168cm" svg:height="1.651cm" svg:x="22.717cm" svg:y="2.951cm">
          <text:p text:style-name="P2"><text:span text:style-name="T1">브라우져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맑은고딕" svg:font-family="맑은고딕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4T11:23:39.082671779</meta:creation-date>
    <dc:date>2015-04-24T13:31:54.317891254</dc:date>
    <meta:editing-duration>PT44M</meta:editing-duration>
    <meta:editing-cycles>2</meta:editing-cycles>
    <meta:generator>LibreOffice/4.2.7.2$Linux_X86_64 LibreOffice_project/420m0$Build-2</meta:generator>
    <meta:document-statistic meta:object-count="8"/>
  </office:meta>
</office:document-meta>
</file>